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 Mono" svg:font-family="'Google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0156f7c" officeooo:paragraph-rsid="00156f7c" style:font-size-asian="12pt" style:font-size-complex="12pt"/>
    </style:style>
    <style:style style:name="P2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3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style:font-name="Liberation Serif" fo:font-size="12pt" fo:letter-spacing="normal" style:font-size-asian="12pt" style:font-size-complex="12pt"/>
    </style:style>
    <style:style style:name="P4" style:family="paragraph" style:parent-style-name="Standard">
      <style:text-properties officeooo:rsid="00156f7c" officeooo:paragraph-rsid="00156f7c"/>
    </style:style>
    <style:style style:name="P5" style:family="paragraph" style:parent-style-name="Standard">
      <style:text-properties fo:color="#000000" loext:opacity="100%" style:font-name="Liberation Serif" fo:font-size="12pt" officeooo:rsid="00156f7c" officeooo:paragraph-rsid="00156f7c" style:font-size-asian="12pt" style:font-size-complex="12pt"/>
    </style:style>
    <style:style style:name="P6" style:family="paragraph" style:parent-style-name="Text_20_body">
      <style:text-properties fo:color="#000000" loext:opacity="100%" style:font-name="Liberation Serif" fo:font-size="12pt" style:font-size-asian="12pt" style:font-size-complex="12pt"/>
    </style:style>
    <style:style style:name="P7" style:family="paragraph" style:parent-style-name="Text_20_body">
      <style:text-properties fo:color="#000000" loext:opacity="100%" style:font-name="Liberation Serif" fo:font-size="12pt" officeooo:paragraph-rsid="001a1e72"/>
    </style:style>
    <style:style style:name="T1" style:family="text">
      <style:text-properties fo:font-style="normal" fo:font-weight="normal"/>
    </style:style>
    <style:style style:name="T2" style:family="text">
      <style:text-properties officeooo:rsid="00171f97"/>
    </style:style>
    <style:style style:name="T3" style:family="text">
      <style:text-properties fo:font-variant="normal" fo:text-transform="none" fo:color="#c4c7c5" loext:opacity="100%" style:font-name="Google Sans Mono" fo:font-size="10.5pt" fo:letter-spacing="normal" fo:font-style="normal" fo:font-weight="normal"/>
    </style:style>
    <style:style style:name="T4" style:family="text">
      <style:text-properties fo:font-variant="normal" fo:text-transform="none" fo:color="#c4c7c5" loext:opacity="100%" style:font-name="Liberation Serif" fo:font-size="10.5pt" fo:letter-spacing="normal" fo:font-style="normal" fo:font-weight="normal"/>
    </style:style>
    <style:style style:name="T5" style:family="text">
      <style:text-properties fo:font-variant="normal" fo:text-transform="none" fo:color="#c4c7c5" loext:opacity="100%" style:font-name="Liberation Serif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111111" loext:opacity="100%" style:font-name="Liberation Serif" fo:letter-spacing="normal" fo:font-style="normal" fo:font-weight="normal" style:font-size-asian="12pt" style:font-size-complex="12pt"/>
    </style:style>
    <style:style style:name="T7" style:family="text">
      <style:text-properties officeooo:rsid="001a1e72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-Environment Variable</text:p>
      <text:p text:style-name="P5"/>
      <text:p text:style-name="P5"/>
      <text:p text:style-name="P1">1. How can you know what is the secondary command prompt set your system ?</text:p>
      <text:p text:style-name="P3"><text:s text:c="3"/><text:span text:style-name="T1">How can you change the secondary command prompt from the default to your username ?</text:span></text:p>
      <text:p text:style-name="P6"><text:line-break/><text:span text:style-name="T2">Ans: echo $PS2</text:span></text:p>
      <text:p text:style-name="P6"><text:s text:c="8"/><text:span text:style-name="T2">PS2=’Ponkumaran’</text:span></text:p>
      <text:p text:style-name="P6"/>
      <text:p text:style-name="P2">2. How can you ensure that the mv command (used for renaming a file) always asks for permission before overwriting an existing destination file ? </text:p>
      <text:p text:style-name="P7"><text:span text:style-name="T7">Ans: </text:span><text:span text:style-name="T6">mv -i file1.txt /tmp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 Mono" svg:font-family="'Google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7:19:08.365920429</meta:creation-date>
    <dc:date>2023-09-19T17:30:02.366680869</dc:date>
    <meta:editing-duration>PT7M36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7" meta:word-count="66" meta:character-count="401" meta:non-whitespace-character-count="329"/>
  </office:meta>
</office:document-meta>
</file>